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ssues Reported:</text:h>
      <text:p text:style-name="Standard"/>
      <text:p text:style-name="P1">Reccuring issuess:</text:p>
      <text:p text:style-name="Standard"/>
      <text:p text:style-name="Standard">Had trouble working out how to send multiple hunters out at once x4</text:p>
      <text:p text:style-name="Standard">(The barracks had additional problems such as people being unsure about which dinosaur was which due to lack of images or assuming that for example, large carnivore meant all of them. )</text:p>
      <text:p text:style-name="Standard"/>
      <text:p text:style-name="Standard">Unable to get hunters to hunt despite having clicked on correct button x2</text:p>
      <text:p text:style-name="Standard">(It's possible that a hunter had actually gone out but died and the list hadn't cleared itself as this is something I ran into during my own testing)</text:p>
      <text:p text:style-name="Standard"/>
      <text:p text:style-name="Standard">No animation or sound x2</text:p>
      <text:p text:style-name="Standard">(This caused quite a few feedback issues with people being unsure what dinosaurs/hunters were actually doing)</text:p>
      <text:p text:style-name="Standard"/>
      <text:p text:style-name="Standard">House UI did not make sense and/or went un-noticed x2</text:p>
      <text:p text:style-name="Standard">(It's unfinished to this is expected but at the very least, it needs to be closable without calling in more townspeople, and also it needs to be possible to recruit less than the maximum cap in one go if players only want a certain amount of villagers)</text:p>
      <text:p text:style-name="Standard"/>
      <text:p text:style-name="Standard">Unclear on function of buildings x2</text:p>
      <text:p text:style-name="Standard">(See barracks for some of this. The armoury was alright, most people could work that out fairly quickly, same again for the house once they worked out how to open the UI and the forge was also fine. There was a little confusion as to why there was no UI opening for the storage yard/granary)</text:p>
      <text:p text:style-name="Standard"/>
      <text:p text:style-name="Standard">Confusion due to having slots for helmets but no actual helmets x2</text:p>
      <text:p text:style-name="Standard">(Maybe remove the slot on the UI?)</text:p>
      <text:p text:style-name="Standard"/>
      <text:p text:style-name="Standard">Building rotation x2 </text:p>
      <text:p text:style-name="Standard">(This is apparently in game so this is less of a problem-it just needs to be clear that players have this option)</text:p>
      <text:p text:style-name="Standard"/>
      <text:p text:style-name="P1">One off issues:</text:p>
      <text:p text:style-name="Standard"/>
      <text:p text:style-name="Standard">No tutorial x1</text:p>
      <text:p text:style-name="Standard">(While only one person actively mentioned it being missing, not a single person was able to work out all systems on their own,even if it was only something as simple as bits of the camera)</text:p>
      <text:p text:style-name="Standard"/>
      <text:p text:style-name="Standard">Attacked very early on by end game dinosaurs x1</text:p>
      <text:p text:style-name="Standard">(This is a more major problem. The spawning may need work so this doesn't happen again as the dinosaurs in question were large crystal carnivores and could easily destroy an early game town)</text:p>
      <text:p text:style-name="Standard"/>
      <text:p text:style-name="Standard">Barracks became non-functional and another had to be built x1</text:p>
      <text:p text:style-name="Standard">(The player was unable to open the barracks UI)</text:p>
      <text:p text:style-name="Standard"/>
      <text:p text:style-name="Standard">Unable to find hunt selected button x1</text:p>
      <text:p text:style-name="Standard">Large wood carnivore froze on the spot x1</text:p>
      <text:p text:style-name="Standard">Did not realise drag select was the only way to select dinosaurs x1</text:p>
      <text:p text:style-name="Standard">Hunters still fighting despite being technically dead x1</text:p>
      <text:p text:style-name="Standard"><text:soft-page-break/>Very slow Camera x1</text:p>
      <text:p text:style-name="Standard">Dinosaur types unclear x1</text:p>
      <text:p text:style-name="Standard">(Related to the barracks issue)</text:p>
      <text:p text:style-name="Standard"/>
      <text:p text:style-name="Standard">Crystal chest armour clipped through wearer's head x1</text:p>
      <text:p text:style-name="Standard">(On a hunter specifically)</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6M41S</meta:editing-duration>
    <meta:editing-cycles>18</meta:editing-cycles>
    <meta:generator>OpenOffice/4.1.0$Win32 OpenOffice.org_project/410m18$Build-9764</meta:generator>
    <dc:date>2018-03-21T21:09:52.38</dc:date>
    <dc:creator>Douglas Simpson</dc:creator>
    <meta:document-statistic meta:table-count="0" meta:image-count="0" meta:object-count="0" meta:page-count="2" meta:paragraph-count="32" meta:word-count="436" meta:character-count="2424"/>
    <meta:user-defined meta:name="Info 1"/>
    <meta:user-defined meta:name="Info 2"/>
    <meta:user-defined meta:name="Info 3"/>
    <meta:user-defined meta:name="Info 4"/>
  </office:meta>
</office:document-meta>
</file>